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stallation instructions for MVCore in Eclipse</text:h>
      <text:p text:style-name="Text_20_body"/>
      <text:p text:style-name="Text_20_body">To install MVCore the simplest solutions is to use the Eclipse update site. Failing that you can dowload and install the binary packags into you eclipse manually. If you wish to use the source distribution you can either build and install the plugins manually or run/debug MVCore from Eclipse.</text:p>
      <text:p text:style-name="Text_20_body"/>
      <text:p text:style-name="Text_20_body"/>
      <text:h text:style-name="Heading_20_2" text:outline-level="2">Installing from an update site</text:h>
      <text:p text:style-name="Text_20_body"/>
      <text:p text:style-name="Text_20_body">First open Eclipses intall dialog through 'Help -&gt; Install new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14T20:08:52</meta:creation-date>
    <dc:date>2010-11-14T20:16:51</dc:date>
    <meta:editing-duration>PT00H02M29S</meta:editing-duration>
    <meta:editing-cycles>2</meta:editing-cycles>
    <meta:generator>OpenOffice.org/3.2$Unix OpenOffice.org_project/320m12$Build-9483</meta:generator>
    <meta:document-statistic meta:table-count="0" meta:image-count="0" meta:object-count="0" meta:page-count="1" meta:paragraph-count="4" meta:word-count="71" meta:character-count="443"/>
  </office:meta>
</office:document-meta>
</file>